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style>
    <style:style style:name="T5"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www.zdnet.fr/actualites/libre-et-gratuit-le-logiciel-libre-et-l-argent-39755963.htm">http://www.zdnet.fr/actualites/libre-et-gratuit-le-logiciel-libre-et-l-argent-39755963.htm</text:a></text:p>
      <text:p text:style-name="Text_20_body"/>
      <text:p text:style-name="Text_20_body"><text:span text:style-name="T5">Article de</text:span><text:span text:style-name="T3"> </text:span><text:span text:style-name="Strong_20_Emphasis"><text:span text:style-name="T3">Patrice Bertrand :</text:span></text:span></text:p>
      <text:p text:style-name="Text_20_body"><text:span text:style-name="Strong_20_Emphasis"/></text:p>
      <text:p text:style-name="Text_20_body"><text:span text:style-name="T2">Dès l'origine, les défenseurs du logiciel libre ont lutté contre l'association entre libre et gratuit. Elle venait en partie du double sens du mot free en anglais</text:span>, et l'on a trouvé cette formule bien connue pour y répondre: « free as in free speech, not as in free beer », <text:span text:style-name="T2">pour dire que le free de free software parlait de liberté, non de gratuité.</text:span></text:p>
      <text:p text:style-name="Text_20_body"> Mais si libre et gratuit se trouvaient ainsi associés, ce n'était pas qu'une affaire de mots. Revenons sur la relation complexe entre libre et gratuit, entre le Logiciel Libre et l'argent.<text:line-break/>free software, not freeware<text:line-break/><text:line-break/>Bien sûr, il faut commencer par rappeler que la gratuité ne fait pas un Logiciel Libre. Il existe de nombreux logiciels gratuits, dits freeware ou shareware, qui en général ne sont pas des Logiciels Libres. Existe-t-il à l'inverse des Logiciels Libres qui ne sont pas gratuits ? Nous essayerons d'y répondre plus loin.<text:line-break/><text:line-break/>Ce qui définit un Logiciel Libre, comme on le sait, c'est la liberté de l'utiliser, de l'étudier, de l'améliorer et de le redistribuer, sans restriction. On peut se référer également aux 10 conditions requises par l'Open Source Initiative pour qu'une licence puisse se dire « open source ». Mais que l'on prenne l'une ou l'autre de ces définitions, on parle à peu près de la même chose.</text:p>
      <text:p text:style-name="Text_20_body"><text:span text:style-name="T1">Rien d'immoral à être payé !</text:span><text:line-break/><text:line-break/><text:span text:style-name="T2">Une première chose à souligner est que, même pour les plus intransigeants défenseurs du Logiciel Libre, l'argent n'est pas sale, il n'y a rien d'immoral à faire payer du logiciel puisque payer le logiciel, c'est payer les programmeurs qui l'ont écrit.</text:span> <text:span text:style-name="T2">Certains pourraient souhaiter un « juste prix », qui correspondrait à des marges « raisonnables », mais personne ne saurait dire précisément ce que cela signifie.</text:span><text:line-break/><text:line-break/>Non seulement il n'y a aucun mal à faire payer le Logiciel Libre, mais dans beaucoup de cas, c'est véritablement une nécessité vitale, la condition de sa survie, de son caractère durable.<text:line-break/><text:line-break/>Pas de problème donc, à faire payer le Logiciel Libre, mais dans la pratique comment s'y prend-on ?</text:p>
      <text:p text:style-name="Text_20_body"><text:span text:style-name="T1">Payer, un devoir moral ?</text:span><text:line-break/><text:line-break/>On peut répondre à la question sur le plan moral, justement. Le logiciel libre est porteur de valeurs profondes qui vont au delà du logiciel, et parmi celles-ci, des valeurs de responsabilité sociale. Qu'est-ce que cela signifie ? En premier lieu, que l'on doit parfois agir pour une meilleure société sans que cela soit une obligation au plan juridique.<text:line-break/><text:line-break/>Il n'est donc pas anormal de s'attendre à ce que chacun rende durable le modèle, sans y être contraint. Nous pouvons aider à la reconstruction de Haïti, ou bien privilégier les produits du commerce équitable sans y être contraints, parce que cela nous semble bon.<text:line-break/><text:line-break/>Les anglo-saxons utilisent parfois une autre expression, en relation avec le logiciel libre, en parlant de la nécessité d'un « quid pro quo ». Ce qui ne signifie pas un malentendu, mais une logique de donnant-donnant: si l'un donne le droit d'utiliser un logiciel, l'autre doit donner quelque chose en retour.<text:line-break/><text:line-break/><text:soft-page-break/>MySql a été parmi les premiers à invoquer cette formule, dès les années 90, en laissant entendre que les clients qui font un usage professionnel du produit se doivent de l'utiliser sous une licence commerciale. Il faut souligner qu'en mettant en avant un devoir moral de l'utilisateur, on s'éloigne des termes de la licence, qui ne réclament rien en retour.<text:line-break/><text:line-break/>Devoir moral, certes, et pourtant l'âme humaine est ainsi faite que si payer est optionnel, on paie peu en général. Et il est clair que l'âme des dirigeants d'entreprises ne vaut pas mieux !</text:p>
      <text:p text:style-name="Text_20_body"><text:span text:style-name="T1">Comment faire payer ? </text:span><text:line-break/><text:line-break/>Comme on l'a tant répété, « Libre ne veut pas dire gratuit », et pourtant … <text:span text:style-name="T2">Pourtant, s'il est possible de vendre une multitude de services environnant un Logiciel Libre, il est pratiquement impossible de vendre le logiciel lui-même ou le droit de l'utiliser.</text:span><text:line-break/><text:line-break/><text:span text:style-name="T2">Ce qui rend la vie fort difficile pour un grand nombre d'éditeurs du Libre, surtout les plus petits d'entre eux. Combien de fois lit-on ceci dans les forums « je fais du Libre parce que j'y crois, mais personne ne fait le moindre effort pour financer mes travaux. Ils osent même me demander avec impatience telle correction ou telle fonctionnalité, sans être prêts à y mettre 100 €. Au final, je n'y arrive plus. » Le libre non gratuit, ce n'est pas simple.</text:span><text:line-break/><text:line-break/>Pour être clair, ce que l'on fait payer, ce n'est pas un prix d'acquisition, puisqu'il n'y a pas transfert de propriété. Ce n'est pas non plus un droit d'utilisation, puisque la licence autorise au contraire une libre utilisation. Bien sûr, il n'est pas interdit de vendre le droit d'admirer le soleil couchant ou de respirer l'air marin, si l'on trouve un client disposé à payer. Mais on en fera difficilement un business.<text:line-break/><text:line-break/>Ni prix d'acquisition, ni droit d'utilisation donc. D<text:span text:style-name="T2">ans les années 80 et 90, on pensait faire payer principalement la distribution du logiciel, c'est à dire le fait de l'amener jusqu'à son client sous une forme qu'il pourra utiliser. </text:span>A cette époque, il s'agissait souvent d'envoyer des disquettes par la poste. Mais le simple acheminement ne vaut plus grand chose aujourd'hui. Il reste bien sûr la valeur ajoutée d'une sélection et d'une validation des produits distribués, mais ici aussi, c'est un peu insuffisant pour un modèle économique.</text:p>
      <text:p text:style-name="Text_20_body"><text:span text:style-name="T4">Combien ? Et combien de fois ?</text:span><text:line-break/><text:line-break/><text:span text:style-name="T2">Combien peut-on faire payer la distribution d'un Logiciel Libre ? Une première réponse serait « le prix que l'on veut », ou du moins, « le prix que l'on peut, pour autant que l'on trouve un acheteur ».</text:span><text:line-break/><text:line-break/><text:span text:style-name="T2">Si j'ai développé un logiciel particulièrement utile, que je trouve un client très intéressé, il n'y a évidemment pas de limite particulière au prix que je peux demander pour la distribution de mon logiciel à mon client, y compris sous licence Libre. D'une part c'est moi qui choisit d'utiliser une licence Libre, et même une fois cette décision prise, rien ne m'oblige encore à le distribuer à qui que ce soit. On voit donc que je suis libre de fixer mon prix, du moins pour cette première vente.</text:span><text:line-break/><text:line-break/>Néanmoins, aussitôt après cette première vente, ce premier client est lui-même autorisé à redistribuer mon logiciel, selon les termes de licence que j'aurai précisés, sans qu'il soit possible d'exiger une quelconque rétribution à l'égard du détenteur des droits que je suis. Ainsi, ce premier client pourrait bien être le dernier, ou du moins être mon premier concurrent, puisque je l'ai autorisé irrévocablement à diffuser mon logiciel gratuitement et sans limite (du moins la version qu'il a reçue). On voit que dans ces conditions, mon deuxième client sera plus difficile à trouver.</text:p>
      <text:p text:style-name="Text_20_body"><text:span text:style-name="T4">Gratuit une fois payé ?</text:span><text:line-break/><text:soft-page-break/><text:line-break/>Comme on le sait, la plus grande partie du Logiciel Libre que nous utilisons n'est pas écrit par des bénévoles, le soir après leur travail, mais par des développeurs qui ont une famille à nourrir, ou sinon du moins un loyer à payer.<text:line-break/><text:line-break/>« Le logiciel libre est gratuit, … une fois qu'il est payé ! » selon une formule pleine d'esprit, que l'on doit à François Elie, président de l'Adullact.<text:line-break/><text:line-break/>J'aime cette formule, qui affirme la gratuité tout en soulignant la nécessité d'un financement. Mais comment traduire cet énoncé dans les faits ? Le « une fois que » laisse entendre qu'il y aurait deux phases: dans un premier temps il faut payer le développement, puis seulement le logiciel pourrait devenir gratuit. Cette dépendance temporelle est difficile à traduite au plan juridique. Sauf à ce qu'un logiciel ait une phase non Libre, pendant laquelle un droit d'utilisation sera collecté, suivie d'une phase Libre. Mais c'est une logique que personne n'a retenue: d'une part la phase non Libre priverait le logiciel de l'essor, des contributions, et de la diffusion rapide que seul permet le Libre, et d'autre part si malgré tout il est un succès, on peut craindre que, au contraire, il ne soit jamais libéré !<text:line-break/><text:line-break/>On pourrait modifier la formule de François Elie : « le logiciel libre est gratuit... et pourtant il faut qu'il soit payé ! ». Ce qui certes accentue la contradiction, mais décrit peut être mieux encore la situation.</text:p>
      <text:p text:style-name="Text_20_body"><text:span text:style-name="T1">Support et services</text:span><text:line-break/><text:line-break/>Vendre du support, ou plus largement du service, est la manière la plus simple, et la plus claire, de faire payer le logiciel libre.<text:line-break/><text:line-break/>Tout le monde comprend assez bien que, si l'on demande à un ingénieur de travailler 3 jours, il convient de le payer, qu'il s'agisse de logiciel libre ou propriétaire.<text:line-break/><text:line-break/>La vente de support est donc la base de tous les modèles économiques des éditeurs du Libre. Mais c'est un modèle qui a quelques limites.<text:line-break/><text:line-break/>L'une d'elles est que le contrat de support doit financer non pas seulement la prestation de support, mais aussi le développement du produit, lorsqu'il y a eu un véritable investissement d'éditeur en amont.<text:line-break/><text:line-break/>L'autre est qu'un modèle économique fondé sur le support est jugé « non extensible », par les investisseurs, c'est à dire les revenus ne pourront croître qu'avec une croissance corrélée des coûts salariaux. Ce qui au final ne permettra pas les niveaux de marges extraordinaires des éditeurs propriétaires, lorsqu'ils parviennent à une situation d'oligopole. C'est sans doutes la raison pour laquelle un modèle économique fondé sur le seul support est rarement retenu par les éditeurs qui ont des « VCs » à leur capital.<text:line-break/><text:line-break/>Le troisième inconvénient du seul support pour le développeur d'un produit, est que le besoin de support est inversement proportionnel à la qualité du produit. Si le produit atteint une stabilité exemplaire, il est d'autant plus précieux pour ses utilisateurs, qui peuvent pourtant d'autant plus se passer de support. Du moins pour des utilisations peu critiques.<text:line-break/><text:line-break/>Et une difficulté supplémentaire est que le développeur d'un logiciel, même s'il a une légitimité particulière à offrir du support sur son produit, n'a pas pour autant un droit exclusif à cet égard, ce qui l'obligera donc à pratiquer des prix raisonnables. Pour l'utilisateur, c'est bien sûr l'un des atouts particuliers du Libre.</text:p>
      <text:p text:style-name="Text_20_body"><text:soft-page-break/><text:span text:style-name="T1">Le libre gratuit existe et se porte bien</text:span><text:line-break/><text:line-break/>S'il n'y a pas de problème, et souvent une vraie nécessité, à ce que le Logiciel Libre soit payant d'une manière ou d'une autre, il ne faudrait pas à l'inverse renier le Logiciel Libre gratuit.<text:line-break/><text:line-break/>Au sein du patrimoine open source, la famille des produits de fondations, constitue un gigantesque vivier de grands produits.<text:line-break/><text:line-break/>On y trouve tout le catalogue de la Fondation Apache, des produits d'une extrême robustesse, dont certains ont pris une part de marché dominante: Tomcat, SolR, mais aussi Perl ou Struts, et bien d'autres standards. Et on peut y ajouter encore ceux issus des autres grandes fondations, Eclipse, FSF, Linux, Gnome ou encore Mozilla.<text:line-break/><text:line-break/>Les produits de fondation sont dans une catégorie « déjà payés »: leur développement a été financé par des dons, en code source, ou en hommes-mois. La fondation elle-même n'est pas à but lucratif, et d'ailleurs elle ne propose aucune forme d'activité susceptible de lui apporter de l'argent, si ce n'est quelques conférences. On est bien dans de l'open source gratuit.<text:line-break/><text:line-break/>Bien sûr, le TCO, le coût total de possession, ne sera pas nul: il faut bien installer le produit, lui donner un serveur, parfois le paramétrer, former des utilisateurs, et assurer un certain support. Mais on parle de produits dont l'équivalent propriétaire peut coûter très cher, et il est clair que le coût total sera très sensiblement inférieur. L'open source gratuit existe, et il est même en pleine forme.<text:line-break/><text:line-break/><text:a xlink:type="simple" xlink:href="http://www.progilibre.com/L-open-source-dans-sa-logique-mutualiste,-un-vecteur-de-competitivite_a965.html" office:target-frame-name="_blank" xlink:show="new">Le modèle économique de l'open source </text:a>des grandes fondations est un modèle mutualiste, un modèle de coopérative: différents acteurs, entreprises princi­palement, contribuent aux projets en donnant du temps de leurs ingénieurs, et en cédant à la fondation la propriété intellectuelle résultant de ces travaux. En contrepartie, les donateurs ont un mot à dire quant aux orientations du projet, et bénéficient de logiciels de qualité, que leurs équipes maîtrisent techniquement, qu'ils peuvent utiliser librement. Beaucoup utilisent sans contribuer, sans que cela ne mette en péril le modèle.<text:line-break/><text:line-break/>Le modèle des fondations est dans <text:a xlink:type="simple" xlink:href="http://www.progilibre.com/Open-source-et-biens-communs_a1093.html" office:target-frame-name="_blank" xlink:show="new">l'esprit d'une gestion de biens communs</text:a>, un patrimoine partagé, dont tous peuvent bénéficier, mais qui doit néanmoins être entretenu et enrichi.</text:p>
      <text:p text:style-name="Text_20_body"><text:span text:style-name="T1">Le libre payant reste moins cher</text:span><text:line-break/><text:line-break/>Venons-en maintenant aux produits d'éditeurs.<text:line-break/><text:line-break/>Les éditeurs open source sont des sociétés à but lucratif qui ont choisi de distribuer leur produit sous une licence open source. Elles ont fait un investissement, parfois énorme, dans le développement d'un produit, en prenant souvent un risque important. Elles espèrent bien que leur investissement soit remboursé, avec même un beau bénéfice si possible. Nous avons décrit <text:a xlink:type="simple" xlink:href="http://www.progilibre.com/Une-petite-etude-des-licences-et-business-models-des-nouveaux-editeurs-open-source_a793.html" office:target-frame-name="_blank" xlink:show="new">les différentes variantes </text:a>de business models des éditeurs, et nous avons expliqué aussi comment le marketing était parfois <text:a xlink:type="simple" xlink:href="http://www.journaldunet.com/solutions/expert/43840/le-marketing--faiblesse-ou-force-de-l-open-source.shtml" office:target-frame-name="_blank" xlink:show="new">l'un des fondements du modèle</text:a>.<text:line-break/><text:line-break/>Aucun éditeur open source ne fonde son modèle économique ni sur un droit d'utilisation, ni sur un prix de distribution. Ce qui est valorisable, c'est la connaissance, l'expertise sur le logiciel.<text:line-break/><text:line-break/>Ainsi, les éditeurs open source fondent tous leur modèle en partie au moins sur le support: soit support pur, par souscription annuelle, soit support associé à une version non Libre, offrant des fonctionnalités plus avancées, ou bien une plus grande stabilité. Dans certains cas, on peut dire froidement que la version Libre de leur logiciel est un outil marketing, aidant à la vente de la version non Libre. Une idée que certains trouveraient révoltante. Mais quand bien même ce serait le cas ? Il faut malgré tout qu'il existe une version Libre et qu'elle soit d'une qualité suffisante pour <text:soft-page-break/>donner une image favorable du produit et de l'entreprise... C'est donc toujours une contribution favorable au patrimoine logiciel Libre de l'humanité.<text:line-break/><text:line-break/>Bien évidemment, les éditeurs open source sont les premiers à combattre l'association d'idées entre open source et gratuité. Certains vont même plus loin, et luttent contre l'idée que l'open source soit moins cher. Ils souhaitent, et on peut le comprendre, mettre en avant surtout les qualités distinctives de leurs produits. Mais l'honnêteté oblige à reconnaître qu'il existe aussi de très bons produits propriétaires sur beaucoup de créneaux. Les solutions open source ont de vrais atouts qui leur sont propres: elles sont en général plus respectueuses des standards et plus ouvertes, et sont souvent plus récentes, et donc bâties sur des principes d'architecture plus modernes. Enfin, <text:a xlink:type="simple" xlink:href="http://www.journaldunet.com/solutions/expert/dsi/47546/les-extensions--arme-fatale-des-solutions-open-source.shtml" office:target-frame-name="_blank" xlink:show="new">le modèle noyau / extensions,</text:a> qui s'est généralisé, leur permet d'offrir à la fois la solidité et la cohérence d'un noyau maîtrisé par l'éditeur, et une dynamique, un foisonnement que seul le développement communautaire peut apporter. Ce sont de vrais atouts, uniques. Mais les produits open source sont aussi presque toujours moins chers, tant en termes de licence que de déploiement, et c'est une erreur tactique, à mon avis, que de vouloir le nier.</text:p>
      <text:p text:style-name="Text_20_body"><text:span text:style-name="T1">Conclusion</text:span><text:line-break/><text:line-break/>Comme on l'a vu, un Logiciel Libre ne peut pas réellement être payant. Mais si l'on veut qu'un développeur gagne sa vie, voire même qu'il s'enrichisse, qu'il ait l'envie et les moyens d'en écrire davantage, bref si l'on veut que le modèle soit durable, alors il ne faut pas rêver d'un Logiciel Libre qui soit à l'écart des mécanismes économiques. Il est important au contraire d'en voir tous les rouages, de les analyser, de les comprend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2-09-25T11:07:10</meta:creation-date>
    <meta:generator>LibreOffice/3.5$Linux_x86 LibreOffice_project/350m1$Build-2</meta:generator>
    <dc:date>2012-09-25T12:05:41</dc:date>
    <dc:creator>Compte etudiant</dc:creator>
    <meta:editing-duration>PT56M41S</meta:editing-duration>
    <meta:editing-cycles>3</meta:editing-cycles>
    <meta:document-statistic meta:table-count="0" meta:image-count="0" meta:object-count="0" meta:page-count="5" meta:paragraph-count="13" meta:word-count="2530" meta:character-count="15386" meta:non-whitespace-character-count="12826"/>
  </office:meta>
</office:document-meta>
</file>